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64.72mm" svg:height="109.23mm" svg:x="182.52mm" svg:y="15.63mm">
            <text:p text:style-name="P1">Jeśli liczba nadgodzin jest mniejsza lub równa liczbie nadgodzin bez premii</text:p>
            <text:p text:style-name="P1">To mnożymy ja przez stawkę płacy. Jeśli jest większa to do iloczynu dodajemy</text:p>
            <text:p text:style-name="P1"><text:s/>różnicę nadgodzin i nadgodzin bez premii dodatkowo pomnożoną przez stawkę</text:p>
            <text:p text:style-name="P1"><text:s/>płacy i premię za ponadnormatywne nadgodziny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7:18:38.2160993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07:25:19.492035897</dc:date>
    <meta:print-date>2003-03-13T12:37:37</meta:print-date>
    <meta:generator>LibreOffice/6.0.7.3$Linux_X86_64 LibreOffice_project/00m0$Build-3</meta:generator>
    <meta:editing-duration>PT7M40S</meta:editing-duration>
    <meta:editing-cycles>3</meta:editing-cycles>
    <meta:document-statistic meta:table-count="3" meta:cell-count="16" meta:object-count="2"/>
  </office:meta>
</office:document-meta>
</file>